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g" manifest:media-type="image/jpe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6">
      <style:graphic-properties draw:fill="solid" draw:fill-color="#4f81bd" draw:opacity="100%" draw:stroke="solid" svg:stroke-width="0.02778in" svg:stroke-color="#385d8a" svg:stroke-opacity="100%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2">
      <style:graphic-properties draw:fill="solid" draw:fill-color="#4f81bd" draw:opacity="100%" draw:stroke="solid" svg:stroke-width="0.02778in" svg:stroke-color="#385d8a" svg:stroke-opacity="100%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7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778in" style:font-size-asian="0.52778in" style:font-size-complex="0.52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Calibri" fo:font-size="0.52778in" style:font-size-asian="0.52778in" style:font-size-complex="0.52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04">
      <style:graphic-properties draw:fill="solid" draw:fill-color="#4f81bd" draw:opacity="100%" draw:stroke="solid" svg:stroke-width="0.02778in" svg:stroke-color="#385d8a" svg:stroke-opacity="100%"/>
    </style:style>
    <style:style style:family="drawing-page" style:name="a5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draw:fill="solid" draw:fill-color="#4f81bd" draw:opacity="100%" draw:stroke="solid" svg:stroke-width="0.02778in" svg:stroke-color="#385d8a" svg:stroke-opacity="100%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draw:fill="solid" draw:fill-color="#4f81bd" draw:opacity="100%" draw:stroke="solid" svg:stroke-width="0.02778in" svg:stroke-color="#385d8a" svg:stroke-opacity="100%"/>
    </style:style>
    <style:style style:family="text" style:name="a592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6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3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2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7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79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70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1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5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7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90">
      <text:list-level-style-bullet text:level="1" text:bullet-char="Ø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47244in" text:min-label-width="0.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0.94488in" text:min-label-width="0.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41732in" text:min-label-width="0.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1.88976in" text:min-label-width="0.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02756in" text:min-label-width="0.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2.52756in" text:min-label-width="0.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02756in" text:min-label-width="0.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3.52756in" text:min-label-width="0.5in"/>
        <style:text-properties fo:font-family="Wingdings" style:font-pitch="variable" fo:font-size="45%"/>
      </text:list-level-style-bullet>
    </text:list-style>
    <text:list-style style:name="a59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5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2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6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78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77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96">
      <text:list-level-style-bullet text:level="1" text:bullet-char="Ø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47244in" text:min-label-width="0.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0.94488in" text:min-label-width="0.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41732in" text:min-label-width="0.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1.88976in" text:min-label-width="0.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02756in" text:min-label-width="0.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2.52756in" text:min-label-width="0.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02756in" text:min-label-width="0.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3.52756in" text:min-label-width="0.5in"/>
        <style:text-properties fo:font-family="Wingdings" style:font-pitch="variable" fo:font-size="45%"/>
      </text:list-level-style-bullet>
    </text:list-style>
    <text:list-style style:name="a85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6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0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59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4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0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73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4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1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84">
      <text:list-level-style-bullet text:level="1" text:bullet-char="Ø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47244in" text:min-label-width="0.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0.94488in" text:min-label-width="0.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41732in" text:min-label-width="0.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1.88976in" text:min-label-width="0.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02756in" text:min-label-width="0.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2.52756in" text:min-label-width="0.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02756in" text:min-label-width="0.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3.52756in" text:min-label-width="0.5in"/>
        <style:text-properties fo:font-family="Wingdings" style:font-pitch="variable" fo:font-size="45%"/>
      </text:list-level-style-bullet>
    </text:list-style>
    <text:list-style style:name="a61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5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3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72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5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902">
      <text:list-level-style-bullet text:level="1" text:bullet-char="Ø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47244in" text:min-label-width="0.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0.94488in" text:min-label-width="0.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41732in" text:min-label-width="0.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1.88976in" text:min-label-width="0.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02756in" text:min-label-width="0.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2.52756in" text:min-label-width="0.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02756in" text:min-label-width="0.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3.52756in" text:min-label-width="0.5in"/>
        <style:text-properties fo:font-family="Wingdings" style:font-pitch="variable" fo:font-size="45%"/>
      </text:list-level-style-bullet>
    </text:list-style>
    <text:list-style style:name="a60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3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76">
      <text:list-level-style-bullet text:level="1" text:bullet-char="Ø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47244in" text:min-label-width="0.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0.94488in" text:min-label-width="0.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41732in" text:min-label-width="0.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1.88976in" text:min-label-width="0.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02756in" text:min-label-width="0.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2.52756in" text:min-label-width="0.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02756in" text:min-label-width="0.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3.52756in" text:min-label-width="0.5in"/>
        <style:text-properties fo:font-family="Wingdings" style:font-pitch="variable" fo:font-size="45%"/>
      </text:list-level-style-bullet>
    </text:list-style>
    <text:list-style style:name="a60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75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71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68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79">
      <text:list-level-style-bullet text:level="1" text:bullet-char="Ø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47244in" text:min-label-width="0.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0.94488in" text:min-label-width="0.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41732in" text:min-label-width="0.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1.88976in" text:min-label-width="0.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02756in" text:min-label-width="0.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2.52756in" text:min-label-width="0.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02756in" text:min-label-width="0.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3.52756in" text:min-label-width="0.5in"/>
        <style:text-properties fo:font-family="Wingdings" style:font-pitch="variable" fo:font-size="45%"/>
      </text:list-level-style-bullet>
    </text:list-style>
    <text:list-style style:name="a79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</office:automatic-styles>
  <office:body>
    <office:presentation>
      <draw:page draw:name="page1" draw:style-name="a563" draw:master-page-name="Master1-Layout7-blank-Blank" presentation:presentation-page-layout-name="Master1-PPL7" draw:id="Slide-256">
        <draw:frame draw:id="id85" presentation:style-name="a566" draw:name="Subtitle 1" svg:x="0.55118in" svg:y="0.32953in" svg:width="9.92087in" svg:height="7.06181in" presentation:class="subtitle" presentation:placeholder="false">
          <draw:text-box>
            <text:p text:style-name="a565" text:class-names="" text:cond-style-name=""><text:span text:style-name="a564" text:class-names="">First class functions</text:span></text:p>
          </draw:text-box>
          <svg:title/>
          <svg:desc/>
        </draw:frame>
        <presentation:notes draw:style-name="a569">
          <draw:page-thumbnail draw:page-number="1" svg:x="1.5in" svg:y="0.83507in" svg:width="5.5in" svg:height="4.125in" presentation:class="page" draw:id="id86" presentation:style-name="a567" draw:name="Slide Image Placeholder 1">
            <svg:title/>
            <svg:desc/>
          </draw:page-thumbnail>
          <draw:frame draw:id="id87" presentation:style-name="a568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Slide9" draw:style-name="a570" draw:master-page-name="Master1-Layout7-blank-Blank" presentation:presentation-page-layout-name="Master1-PPL7" draw:id="Slide-264">
        <draw:frame draw:id="id88" draw:style-name="a573" draw:name="Title 1" svg:x="0.55118in" svg:y="0.37874in" svg:width="9.92087in" svg:height="1.28189in">
          <draw:text-box>
            <text:p text:style-name="a572" text:class-names="" text:cond-style-name=""><text:span text:style-name="a571" text:class-names="">First class functions</text:span></text:p>
          </draw:text-box>
          <svg:title/>
          <svg:desc/>
        </draw:frame>
        <draw:custom-shape svg:x="0.78722in" svg:y="3.50369in" svg:width="9.37112in" svg:height="1.38001in" draw:id="id89" draw:style-name="a578" draw:name="Rectangle 2">
          <svg:title/>
          <svg:desc/>
          <text:p text:style-name="a577" text:class-names="" text:cond-style-name=""><text:span text:style-name="a574" text:class-names="">Fu</text:span><text:span text:style-name="a575" text:class-names="">nctions that are treated like an object or are assignable to a variable</text:span><text:span text:style-name="a5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page2" draw:style-name="a579" draw:master-page-name="Master1-Layout7-blank-Blank" presentation:presentation-page-layout-name="Master1-PPL7" draw:id="Slide-257">
        <draw:frame draw:id="id90" presentation:style-name="a582" draw:name="Title 1" svg:x="0.55118in" svg:y="0.37874in" svg:width="9.92087in" svg:height="1.28189in" presentation:class="title" presentation:placeholder="false">
          <draw:text-box>
            <text:p text:style-name="a581" text:class-names="" text:cond-style-name=""><text:span text:style-name="a580" text:class-names="">First class functions</text:span></text:p>
          </draw:text-box>
          <svg:title/>
          <svg:desc/>
        </draw:frame>
        <draw:frame draw:id="id91" presentation:style-name="a633" draw:name="Text Placeholder 2" svg:x="0.55118in" svg:y="1.93465in" svg:width="9.92087in" svg:height="6.33307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3" text:class-names="">val<text:s text:c="1"/></text:span><text:span text:style-name="a584" text:class-names="">even =</text:span><text:span text:style-name="a585" text:class-names=""><text:s text:c="1"/></text:span><text:span text:style-name="a586" text:class-names="">new</text:span><text:span text:style-name="a587" text:class-names=""><text:s text:c="1"/></text:span><text:span text:style-name="a588" text:class-names="">Function[Int, Boolean] {</text:span></text:p>
              </text:list-item>
            </text:list>
            <text:list text:style-name="a598">
              <text:list-item>
                <text:p text:style-name="a597" text:class-names="" text:cond-style-name=""><text:span text:style-name="a591" text:class-names=""><text:s text:c="4"/></text:span><text:span text:style-name="a592" text:class-names="">def<text:s text:c="1"/></text:span><text:span text:style-name="a593" text:class-names="">apply(i: Int) = i %<text:s text:c="1"/></text:span><text:span text:style-name="a594" text:class-names="">2</text:span><text:span text:style-name="a595" text:class-names=""><text:s text:c="1"/>==<text:s text:c="1"/></text:span><text:span text:style-name="a596" text:class-names="">0</text:span></text:p>
              </text:list-item>
            </text:list>
            <text:list text:style-name="a602">
              <text:list-item>
                <text:p text:style-name="a601" text:class-names="" text:cond-style-name=""><text:span text:style-name="a599" text:class-names="">}</text:span><text:span text:style-name="a600" text:class-names=""/></text:p>
              </text:list-item>
            </text:list>
            <text:list text:style-name="a608">
              <text:list-item>
                <text:p text:style-name="a607" text:class-names="" text:cond-style-name=""><text:span text:style-name="a603" text:class-names="">even.apply(</text:span><text:span text:style-name="a604" text:class-names="">42</text:span><text:span text:style-name="a605" text:class-names="">)<text:tab/><text:tab/></text:span><text:span text:style-name="a606" text:class-names="">// true</text:span></text:p>
              </text:list-item>
            </text:list>
            <text:list text:style-name="a614">
              <text:list-item>
                <text:p text:style-name="a613" text:class-names="" text:cond-style-name=""><text:span text:style-name="a609" text:class-names="">even(</text:span><text:span text:style-name="a610" text:class-names="">13</text:span><text:span text:style-name="a611" text:class-names="">)<text:tab/><text:tab/><text:tab/><text:tab/></text:span><text:span text:style-name="a612" text:class-names="">// false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  <text:list text:style-name="a624">
              <text:list-item>
                <text:p text:style-name="a623" text:class-names="" text:cond-style-name=""><text:span text:style-name="a618" text:class-names="">val<text:s text:c="1"/></text:span><text:span text:style-name="a619" text:class-names="">even: (Int =&gt; Boolean) = (i: Int) =&gt; i %<text:s text:c="1"/></text:span><text:span text:style-name="a620" text:class-names="">2<text:s text:c="1"/></text:span><text:span text:style-name="a621" text:class-names="">==<text:s text:c="1"/></text:span><text:span text:style-name="a622" text:class-names="">0</text:span></text:p>
              </text:list-item>
            </text:list>
            <text:list text:style-name="a632">
              <text:list-item>
                <text:p text:style-name="a631" text:class-names="" text:cond-style-name=""><text:span text:style-name="a625" text:class-names="">val<text:s text:c="1"/></text:span><text:span text:style-name="a626" text:class-names="">even = (i: Int) =&gt; i %<text:s text:c="1"/></text:span><text:span text:style-name="a627" text:class-names="">2</text:span><text:span text:style-name="a628" text:class-names=""><text:s text:c="1"/>==<text:s text:c="1"/></text:span><text:span text:style-name="a629" text:class-names="">0</text:span><text:span text:style-name="a630" text:class-names=""/></text:p>
              </text:list-item>
            </text:list>
          </draw:text-box>
          <svg:title/>
          <svg:desc/>
        </draw:frame>
        <presentation:notes draw:style-name="a636">
          <draw:page-thumbnail draw:page-number="3" svg:x="1.5in" svg:y="0.83507in" svg:width="5.5in" svg:height="4.125in" presentation:class="page" draw:id="id92" presentation:style-name="a634" draw:name="Slide Image Placeholder 1">
            <svg:title/>
            <svg:desc/>
          </draw:page-thumbnail>
          <draw:frame draw:id="id93" presentation:style-name="a635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3" draw:style-name="a637" draw:master-page-name="Master1-Layout7-blank-Blank" presentation:presentation-page-layout-name="Master1-PPL7" draw:id="Slide-258">
        <draw:frame draw:id="id94" presentation:style-name="a640" draw:name="Title 1" svg:x="0.55118in" svg:y="0.32953in" svg:width="9.92087in" svg:height="1.38071in" presentation:class="title" presentation:placeholder="false">
          <draw:text-box>
            <text:p text:style-name="a639" text:class-names="" text:cond-style-name=""><text:span text:style-name="a638" text:class-names="">First class functions</text:span></text:p>
          </draw:text-box>
          <svg:title/>
          <svg:desc/>
        </draw:frame>
        <draw:frame draw:id="id95" presentation:style-name="a685" draw:name="Text Placeholder 2" svg:x="0.55118in" svg:y="1.93465in" svg:width="9.92087in" svg:height="5.45669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41" text:class-names="">val<text:s text:c="1"/></text:span><text:span text:style-name="a642" text:class-names="">numbers = List(</text:span><text:span text:style-name="a643" text:class-names="">1</text:span><text:span text:style-name="a644" text:class-names="">,<text:s text:c="1"/></text:span><text:span text:style-name="a645" text:class-names="">2</text:span><text:span text:style-name="a646" text:class-names="">,<text:s text:c="1"/></text:span><text:span text:style-name="a647" text:class-names="">3</text:span><text:span text:style-name="a648" text:class-names="">,<text:s text:c="1"/></text:span><text:span text:style-name="a649" text:class-names="">4</text:span><text:span text:style-name="a650" text:class-names="">,<text:s text:c="1"/></text:span><text:span text:style-name="a651" text:class-names="">5</text:span><text:span text:style-name="a652" text:class-names="">)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  <text:list text:style-name="a662">
              <text:list-item>
                <text:p text:style-name="a661" text:class-names="" text:cond-style-name=""><text:span text:style-name="a658" text:class-names="">numbers.filter(even)<text:tab/><text:tab/></text:span><text:span text:style-name="a659" text:class-names=""><text:tab/></text:span><text:span text:style-name="a660" text:class-names="">// List(2, 4)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  <text:list text:style-name="a671">
              <text:list-item>
                <text:p text:style-name="a670" text:class-names="" text:cond-style-name=""><text:span text:style-name="a666" text:class-names="">numbers.filter((i: Int) =&gt; i &gt;<text:s text:c="1"/></text:span><text:span text:style-name="a667" text:class-names="">2</text:span><text:span text:style-name="a668" text:class-names="">)<text:tab/><text:tab/></text:span><text:span text:style-name="a669" text:class-names="">// List(3, 4, 5)</text:span></text:p>
              </text:list-item>
            </text:list>
            <text:list text:style-name="a677">
              <text:list-item>
                <text:p text:style-name="a676" text:class-names="" text:cond-style-name=""><text:span text:style-name="a672" text:class-names="">numbers.filter(i =&gt; i &gt;<text:s text:c="1"/></text:span><text:span text:style-name="a673" text:class-names="">2</text:span><text:span text:style-name="a674" text:class-names="">)<text:tab/><text:tab/><text:tab/></text:span><text:span text:style-name="a675" text:class-names="">// List(3, 4, 5)</text:span></text:p>
              </text:list-item>
            </text:list>
            <text:list text:style-name="a684">
              <text:list-item>
                <text:p text:style-name="a683" text:class-names="" text:cond-style-name=""><text:span text:style-name="a678" text:class-names="">numbers.filter(_ &gt;<text:s text:c="1"/></text:span><text:span text:style-name="a679" text:class-names="">2</text:span><text:span text:style-name="a680" text:class-names="">)<text:tab/><text:tab/></text:span><text:span text:style-name="a681" text:class-names=""><text:tab/></text:span><text:span text:style-name="a682" text:class-names="">// List(3, 4, 5)</text:span></text:p>
              </text:list-item>
            </text:list>
          </draw:text-box>
          <svg:title/>
          <svg:desc/>
        </draw:frame>
        <presentation:notes draw:style-name="a688">
          <draw:page-thumbnail draw:page-number="4" svg:x="1.5in" svg:y="0.83507in" svg:width="5.5in" svg:height="4.125in" presentation:class="page" draw:id="id96" presentation:style-name="a686" draw:name="Slide Image Placeholder 1">
            <svg:title/>
            <svg:desc/>
          </draw:page-thumbnail>
          <draw:frame draw:id="id97" presentation:style-name="a687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4" draw:style-name="a689" draw:master-page-name="Master1-Layout7-blank-Blank" presentation:presentation-page-layout-name="Master1-PPL7" draw:id="Slide-259">
        <draw:frame draw:id="id98" presentation:style-name="a692" draw:name="Title 1" svg:x="0.55118in" svg:y="0.37874in" svg:width="9.92087in" svg:height="1.28189in" presentation:class="title" presentation:placeholder="false">
          <draw:text-box>
            <text:p text:style-name="a691" text:class-names="" text:cond-style-name=""><text:span text:style-name="a690" text:class-names="">Collections</text:span></text:p>
          </draw:text-box>
          <svg:title/>
          <svg:desc/>
        </draw:frame>
        <draw:frame draw:id="id99" presentation:style-name="a771" draw:name="Text Placeholder 2" svg:x="0.55118in" svg:y="1.93465in" svg:width="9.92087in" svg:height="5.45669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693" text:class-names="">numbers.filter</text:span><text:span text:style-name="a694" text:class-names="">(</text:span><text:span text:style-name="a695" text:class-names="">i</text:span><text:span text:style-name="a696" text:class-names=""><text:s text:c="1"/>=&gt;<text:s text:c="1"/></text:span><text:span text:style-name="a697" text:class-names="">i</text:span><text:span text:style-name="a698" text:class-names=""><text:s text:c="1"/>&gt;<text:s text:c="1"/></text:span><text:span text:style-name="a699" text:class-names="">2</text:span><text:span text:style-name="a700" text:class-names="">)<text:tab/><text:tab/></text:span><text:span text:style-name="a701" text:class-names="">// List(3, 4, 5)</text:span></text:p>
              </text:list-item>
            </text:list>
            <text:list text:style-name="a714">
              <text:list-item>
                <text:p text:style-name="a713" text:class-names="" text:cond-style-name=""><text:span text:style-name="a704" text:class-names="">numbers.find</text:span><text:span text:style-name="a705" text:class-names="">(</text:span><text:span text:style-name="a706" text:class-names="">i</text:span><text:span text:style-name="a707" text:class-names=""><text:s text:c="1"/>=&gt;<text:s text:c="1"/></text:span><text:span text:style-name="a708" text:class-names="">i</text:span><text:span text:style-name="a709" text:class-names=""><text:s text:c="1"/>&gt;<text:s text:c="1"/></text:span><text:span text:style-name="a710" text:class-names="">2</text:span><text:span text:style-name="a711" text:class-names="">)<text:tab/><text:tab/></text:span><text:span text:style-name="a712" text:class-names="">// Some(3)</text:span></text:p>
              </text:list-item>
            </text:list>
            <text:list text:style-name="a725">
              <text:list-item>
                <text:p text:style-name="a724" text:class-names="" text:cond-style-name=""><text:span text:style-name="a715" text:class-names="">numbers.exists</text:span><text:span text:style-name="a716" text:class-names="">(</text:span><text:span text:style-name="a717" text:class-names="">i</text:span><text:span text:style-name="a718" text:class-names=""><text:s text:c="1"/>=&gt;<text:s text:c="1"/></text:span><text:span text:style-name="a719" text:class-names="">i</text:span><text:span text:style-name="a720" text:class-names=""><text:s text:c="1"/>&gt;<text:s text:c="1"/></text:span><text:span text:style-name="a721" text:class-names="">2</text:span><text:span text:style-name="a722" text:class-names="">)<text:tab/></text:span><text:span text:style-name="a723" text:class-names="">// true</text:span></text:p>
              </text:list-item>
            </text:list>
            <text:list text:style-name="a738">
              <text:list-item>
                <text:p text:style-name="a737" text:class-names="" text:cond-style-name=""><text:span text:style-name="a726" text:class-names="">numbers.forall</text:span><text:span text:style-name="a727" text:class-names="">(</text:span><text:span text:style-name="a728" text:class-names="">i</text:span><text:span text:style-name="a729" text:class-names=""><text:s text:c="1"/>=&gt;<text:s text:c="1"/></text:span><text:span text:style-name="a730" text:class-names="">i</text:span><text:span text:style-name="a731" text:class-names=""><text:s text:c="1"/>&gt;<text:s text:c="1"/></text:span><text:span text:style-name="a732" text:class-names="">2</text:span><text:span text:style-name="a733" text:class-names="">)<text:tab/><text:tab/></text:span><text:span text:style-name="a734" text:class-names="">//<text:s text:c="1"/></text:span><text:span text:style-name="a735" text:class-names="">false</text:span><text:span text:style-name="a736" text:class-names=""/></text:p>
              </text:list-item>
            </text:list>
            <text:list text:style-name="a751">
              <text:list-item>
                <text:p text:style-name="a750" text:class-names="" text:cond-style-name=""><text:span text:style-name="a739" text:class-names="">numbers.map</text:span><text:span text:style-name="a740" text:class-names="">(</text:span><text:span text:style-name="a741" text:class-names="">i</text:span><text:span text:style-name="a742" text:class-names=""><text:s text:c="1"/>=&gt;<text:s text:c="1"/></text:span><text:span text:style-name="a743" text:class-names="">i</text:span><text:span text:style-name="a744" text:class-names=""><text:s text:c="1"/>*<text:s text:c="1"/></text:span><text:span text:style-name="a745" text:class-names="">2</text:span><text:span text:style-name="a746" text:class-names="">)<text:tab/><text:tab/></text:span><text:span text:style-name="a747" text:class-names="">// List(2, 4, 6, 8, 10</text:span><text:span text:style-name="a748" text:class-names="">)</text:span><text:span text:style-name="a749" text:class-names=""/></text:p>
              </text:list-item>
            </text:list>
            <text:list text:style-name="a756">
              <text:list-item>
                <text:p text:style-name="a755" text:class-names="" text:cond-style-name=""><text:span text:style-name="a752" text:class-names="">numbers.foldLeft</text:span><text:span text:style-name="a753" text:class-names="">(0) { (a, b) =&gt; a + b }<text:tab/></text:span><text:span text:style-name="a754" text:class-names="">// 15</text:span></text:p>
              </text:list-item>
            </text:list>
            <text:list text:style-name="a770">
              <text:list-item>
                <text:p text:style-name="a769" text:class-names="" text:cond-style-name=""><text:span text:style-name="a757" text:class-names="">(</text:span><text:span text:style-name="a758" text:class-names="">even</text:span><text:span text:style-name="a759" text:class-names="">,<text:s text:c="1"/></text:span><text:span text:style-name="a760" text:class-names="">odd</text:span><text:span text:style-name="a761" text:class-names="">) =<text:s text:c="1"/></text:span><text:span text:style-name="a762" text:class-names="">numbers.partition</text:span><text:span text:style-name="a763" text:class-names="">(_ %<text:s text:c="1"/></text:span><text:span text:style-name="a764" text:class-names="">2</text:span><text:span text:style-name="a765" text:class-names=""><text:s text:c="1"/>==<text:s text:c="1"/></text:span><text:span text:style-name="a766" text:class-names="">0</text:span><text:span text:style-name="a767" text:class-names="">)</text:span><text:span text:style-name="a768" text:class-names=""/></text:p>
              </text:list-item>
            </text:list>
          </draw:text-box>
          <svg:title/>
          <svg:desc/>
        </draw:frame>
        <presentation:notes draw:style-name="a776">
          <draw:page-thumbnail draw:page-number="5" svg:x="1.5in" svg:y="0.83507in" svg:width="5.5in" svg:height="4.125in" presentation:class="page" draw:id="id100" presentation:style-name="a772" draw:name="Slide Image Placeholder 1">
            <svg:title/>
            <svg:desc/>
          </draw:page-thumbnail>
          <draw:frame draw:id="id101" presentation:style-name="a775" draw:name="Notes Placeholder 2" svg:x="0.85in" svg:y="5.2248in" svg:width="6.79961in" svg:height="4.85118in" presentation:class="notes" presentation:placeholder="false">
            <draw:text-box>
              <text:p text:style-name="a774" text:class-names="" text:cond-style-name=""><text:span text:style-name="a773" text:class-names="">Vanskelig å forklare foldleft med flere parameter lister?</text:span></text:p>
            </draw:text-box>
            <svg:title/>
            <svg:desc/>
          </draw:frame>
        </presentation:notes>
      </draw:page>
      <draw:page draw:name="page6" draw:style-name="a777" draw:master-page-name="Master1-Layout7-blank-Blank" presentation:presentation-page-layout-name="Master1-PPL7" draw:id="Slide-261">
        <draw:frame draw:id="id102" presentation:style-name="a780" draw:name="Title 1" svg:x="0.55118in" svg:y="0.37874in" svg:width="9.92087in" svg:height="1.28189in" presentation:class="title" presentation:placeholder="false">
          <draw:text-box>
            <text:p text:style-name="a779" text:class-names="" text:cond-style-name=""><text:span text:style-name="a778" text:class-names="">Closures</text:span></text:p>
          </draw:text-box>
          <svg:title/>
          <svg:desc/>
        </draw:frame>
        <draw:frame draw:id="id103" presentation:style-name="a812" draw:name="Text Placeholder 2" svg:x="0.55118in" svg:y="1.93465in" svg:width="11.19882in" svg:height="5.45669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1" text:class-names="">val<text:s text:c="1"/></text:span><text:span text:style-name="a782" text:class-names="">people = List(Person(</text:span><text:span text:style-name="a783" text:class-names="">“Alf”</text:span><text:span text:style-name="a784" text:class-names="">), Person(</text:span><text:span text:style-name="a785" text:class-names="">“Fredrik”</text:span><text:span text:style-name="a786" text:class-names="">))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  <text:list text:style-name="a797">
              <text:list-item>
                <text:p text:style-name="a796" text:class-names="" text:cond-style-name=""><text:span text:style-name="a792" text:class-names="">val<text:s text:c="1"/></text:span><text:span text:style-name="a793" text:class-names="">name</text:span><text:span text:style-name="a794" text:class-names=""><text:s text:c="1"/>=<text:s text:c="1"/></text:span><text:span text:style-name="a795" text:class-names="">“Fredrik”</text:span></text:p>
              </text:list-item>
            </text:list>
            <text:list text:style-name="a803">
              <text:list-item>
                <text:p text:style-name="a802" text:class-names="" text:cond-style-name=""><text:span text:style-name="a798" text:class-names="">val<text:s text:c="1"/></text:span><text:span text:style-name="a799" text:class-names="">nameFilter = (p: Person) =&gt; p.name ==<text:s text:c="1"/></text:span><text:span text:style-name="a800" text:class-names="">name</text:span><text:span text:style-name="a801" text:class-names=""/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  <text:list text:style-name="a811">
              <text:list-item>
                <text:p text:style-name="a810" text:class-names="" text:cond-style-name=""><text:span text:style-name="a807" text:class-names="">people.filter(nameFilter)<text:tab/><text:tab/></text:span><text:span text:style-name="a808" text:class-names="">// Person(“Fredrik”)</text:span><text:span text:style-name="a809" text:class-names=""/></text:p>
              </text:list-item>
            </text:list>
          </draw:text-box>
          <svg:title/>
          <svg:desc/>
        </draw:frame>
        <presentation:notes draw:style-name="a815">
          <draw:page-thumbnail draw:page-number="6" svg:x="1.5in" svg:y="0.83507in" svg:width="5.5in" svg:height="4.125in" presentation:class="page" draw:id="id104" presentation:style-name="a813" draw:name="Slide Image Placeholder 1">
            <svg:title/>
            <svg:desc/>
          </draw:page-thumbnail>
          <draw:frame draw:id="id105" presentation:style-name="a814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7" draw:style-name="a816" draw:master-page-name="Master1-Layout7-blank-Blank" presentation:presentation-page-layout-name="Master1-PPL7" draw:id="Slide-262">
        <draw:frame draw:id="id106" presentation:style-name="a819" draw:name="Title 1" svg:x="0.55118in" svg:y="0.37874in" svg:width="9.92087in" svg:height="1.28189in" presentation:class="title" presentation:placeholder="false">
          <draw:text-box>
            <text:p text:style-name="a818" text:class-names="" text:cond-style-name=""><text:span text:style-name="a817" text:class-names="">Closures</text:span></text:p>
          </draw:text-box>
          <svg:title/>
          <svg:desc/>
        </draw:frame>
        <draw:frame draw:id="id107" presentation:style-name="a863" draw:name="Text Placeholder 2" svg:x="0.55118in" svg:y="1.93465in" svg:width="10.47244in" svg:height="5.45669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0" text:class-names="">val<text:s text:c="1"/></text:span><text:span text:style-name="a821" text:class-names="">people = List(Person(</text:span><text:span text:style-name="a822" text:class-names="">“Alf”</text:span><text:span text:style-name="a823" text:class-names="">), Person(</text:span><text:span text:style-name="a824" text:class-names="">“Fredrik”</text:span><text:span text:style-name="a825" text:class-names="">))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/></text:p>
              </text:list-item>
            </text:list>
            <text:list text:style-name="a836">
              <text:list-item>
                <text:p text:style-name="a835" text:class-names="" text:cond-style-name=""><text:span text:style-name="a831" text:class-names="">val<text:s text:c="1"/></text:span><text:span text:style-name="a832" text:class-names="">name</text:span><text:span text:style-name="a833" text:class-names=""><text:s text:c="1"/>=<text:s text:c="1"/></text:span><text:span text:style-name="a834" text:class-names="">“Fredrik”</text:span></text:p>
              </text:list-item>
            </text:list>
            <text:list text:style-name="a842">
              <text:list-item>
                <text:p text:style-name="a841" text:class-names="" text:cond-style-name=""><text:span text:style-name="a837" text:class-names="">val<text:s text:c="1"/></text:span><text:span text:style-name="a838" text:class-names="">nameFilter = (p: Person) =&gt; p.name ==<text:s text:c="1"/></text:span><text:span text:style-name="a839" text:class-names="">name</text:span><text:span text:style-name="a840" text:class-names=""/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  <text:list text:style-name="a850">
              <text:list-item>
                <text:p text:style-name="a849" text:class-names="" text:cond-style-name=""><text:span text:style-name="a846" text:class-names="">people.filter(nameFilter)<text:tab/><text:tab/></text:span><text:span text:style-name="a847" text:class-names="">// Person(“Fredrik”)</text:span><text:span text:style-name="a848" text:class-names=""/></text:p>
              </text:list-item>
            </text:list>
            <text:list text:style-name="a855">
              <text:list-item>
                <text:p text:style-name="a854" text:class-names="" text:cond-style-name=""><text:span text:style-name="a851" text:class-names="">name</text:span><text:span text:style-name="a852" text:class-names=""><text:s text:c="1"/>=<text:s text:c="1"/></text:span><text:span text:style-name="a853" text:class-names="">“Alf”</text:span></text:p>
              </text:list-item>
            </text:list>
            <text:list text:style-name="a859">
              <text:list-item>
                <text:p text:style-name="a858" text:class-names="" text:cond-style-name=""><text:span text:style-name="a856" text:class-names="">people.filter(nameFilter)<text:tab/><text:tab/></text:span><text:span text:style-name="a857" text:class-names="">// Person(“Alf”)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/></text:p>
              </text:list-item>
            </text:list>
          </draw:text-box>
          <svg:title/>
          <svg:desc/>
        </draw:frame>
        <presentation:notes draw:style-name="a866">
          <draw:page-thumbnail draw:page-number="7" svg:x="1.5in" svg:y="0.83507in" svg:width="5.5in" svg:height="4.125in" presentation:class="page" draw:id="id108" presentation:style-name="a864" draw:name="Slide Image Placeholder 1">
            <svg:title/>
            <svg:desc/>
          </draw:page-thumbnail>
          <draw:frame draw:id="id109" presentation:style-name="a865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8" draw:style-name="a867" draw:master-page-name="Master1-Layout7-blank-Blank" presentation:presentation-page-layout-name="Master1-PPL7" draw:id="Slide-263">
        <draw:frame draw:id="id110" presentation:style-name="a872" draw:name="Title 1" svg:x="0.55118in" svg:y="0.64964in" svg:width="9.92087in" svg:height="0.74049in" presentation:class="title" presentation:placeholder="false">
          <draw:text-box>
            <text:p text:style-name="a871" text:class-names="" text:cond-style-name=""><text:span text:style-name="a868" text:class-names="">Task</text:span><text:span text:style-name="a869" text:class-names="">s (30 min)</text:span><text:span text:style-name="a870" text:class-names=""/></text:p>
          </draw:text-box>
          <svg:title/>
          <svg:desc/>
        </draw:frame>
        <draw:frame draw:id="id111" presentation:style-name="a903" draw:name="Text Placeholder 2" svg:x="0.55118in" svg:y="1.93465in" svg:width="9.92087in" svg:height="5.4563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73" text:class-names=""><text:a xlink:href="https://github.com/janiskomuls/scala" text:style-name="" text:visited-style-name="">https://github.com/janiskomuls/scala</text:a></text:span><text:span text:style-name="a874" text:class-names=""/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$ git pull</text:span></text:p>
              </text:list-item>
            </text:list>
            <text:list text:style-name="a884">
              <text:list-item>
                <text:p text:style-name="a883" text:class-names="" text:cond-style-name=""><text:span text:style-name="a880" text:class-names="">Open the ‘</text:span><text:span text:style-name="a881" text:class-names="">scala-workshop-code</text:span><text:span text:style-name="a882" text:class-names="">' project</text:span></text:p>
              </text:list-item>
            </text:list>
            <text:list text:style-name="a890">
              <text:list-item>
                <text:p text:style-name="a889" text:class-names="" text:cond-style-name=""><text:span text:style-name="a885" text:class-names="">Tests in package</text:span><text:span text:style-name="a886" text:class-names=""><text:s text:c="1"/></text:span><text:span text:style-name="a887" text:class-names="">tasks.workshop02.firstclassfunctions</text:span><text:span text:style-name="a888" text:class-names=""/></text:p>
              </text:list-item>
            </text:list>
            <text:list text:style-name="a896">
              <text:list-item>
                <text:p text:style-name="a895" text:class-names="" text:cond-style-name=""><text:span text:style-name="a891" text:class-names="">Make the tests<text:s text:c="1"/></text:span><text:span text:style-name="a892" text:class-names="">run and<text:s text:c="1"/></text:span><text:span text:style-name="a893" text:class-names="">pass</text:span><text:span text:style-name="a894" text:class-names=""/></text:p>
              </text:list-item>
            </text:list>
            <text:list text:style-name="a902">
              <text:list-item>
                <text:p text:style-name="a901" text:class-names="" text:cond-style-name=""><text:span text:style-name="a897" text:class-names="">Follow<text:s text:c="1"/></text:span><text:span text:style-name="a898" text:class-names="">the<text:s text:c="1"/></text:span><text:span text:style-name="a899" text:class-names="">instructions in the code</text:span><text:span text:style-name="a900" text:class-names=""/></text:p>
              </text:list-item>
            </text:list>
          </draw:text-box>
          <svg:title/>
          <svg:desc/>
        </draw:frame>
        <presentation:notes draw:style-name="a906">
          <draw:page-thumbnail draw:page-number="8" svg:x="1.5in" svg:y="0.83507in" svg:width="5.5in" svg:height="4.125in" presentation:class="page" draw:id="id112" presentation:style-name="a904" draw:name="Slide Image Placeholder 1">
            <svg:title/>
            <svg:desc/>
          </draw:page-thumbnail>
          <draw:frame draw:id="id113" presentation:style-name="a905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3" style:display-name="Section Header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5" style:display-name="Comparison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presentation" style:name="a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" style:parent-style-name="Graphics">
      <style:graphic-properties draw:fill="none" fo:clip="rect(0in 0in 0in 0in)" draw:stroke="none" draw:luminance="0%" draw:contrast="0%" draw:image-opacity="100%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draw:fill="none" draw:stroke="none"/>
    </style:style>
    <style:style style:family="presentation" style:name="a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non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fo:clip="rect(0in 0in 0in 0in)" draw:stroke="none" draw:luminance="0%" draw:contrast="0%" draw:image-opacity="100%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5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2" style:parent-style-name="Graphics">
      <style:graphic-properties draw:fill="none" fo:clip="rect(0in 0in 0in 0in)" draw:stroke="none" draw:luminance="0%" draw:contrast="0%" draw:image-opacity="100%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5" style:parent-style-name="Graphics">
      <style:graphic-properties draw:fill="none" fo:clip="rect(0in 0in 0in 0in)" draw:stroke="none" draw:luminance="0%" draw:contrast="0%" draw:image-opacity="100%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2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2" style:parent-style-name="Graphics">
      <style:graphic-properties draw:fill="none" fo:clip="rect(0in 0in 0in 0in)" draw:stroke="none" draw:luminance="0%" draw:contrast="0%" draw:image-opacity="100%"/>
    </style:style>
    <style:style style:family="text" style:name="a1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4" style:parent-style-name="Graphics">
      <style:graphic-properties draw:fill="none" fo:clip="rect(0in 0in 0in 0in)" draw:stroke="none" draw:luminance="0%" draw:contrast="0%" draw:image-opacity="100%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draw:fill="none" draw:stroke="non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 style:parent-style-name="Graphics">
      <style:graphic-properties draw:fill="none" fo:clip="rect(0in 0in 0in 0in)" draw:stroke="none" draw:luminance="0%" draw:contrast="0%" draw:image-opacity="100%"/>
    </style:style>
    <style:style style:family="paragraph" style:name="a271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" style:parent-style-name="Graphics">
      <style:graphic-properties draw:fill="none" fo:clip="rect(0in 0in 0in 0in)" draw:stroke="none" draw:luminance="0%" draw:contrast="0%" draw:image-opacity="100%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 style:parent-style-name="Graphics">
      <style:graphic-properties draw:fill="none" fo:clip="rect(0in 0in 0in 0in)" draw:stroke="none" draw:luminance="0%" draw:contrast="0%" draw:image-opacity="100%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100%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4" style:parent-style-name="Graphics">
      <style:graphic-properties draw:fill="none" fo:clip="rect(0in 0in 0in 0in)" draw:stroke="none" draw:luminance="0%" draw:contrast="0%" draw:image-opacity="100%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 style:parent-style-name="Graphics">
      <style:graphic-properties draw:fill="none" fo:clip="rect(0in 0in 0in 0in)" draw:stroke="none" draw:luminance="0%" draw:contrast="0%" draw:image-opacity="100%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19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7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20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19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0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19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6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5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1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38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6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5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1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38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468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17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10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52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9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10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2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9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6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74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9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181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8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26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187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24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37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4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37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1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4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37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51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16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3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1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knowit-template" style:page-layout-name="pageLayout1" draw:style-name="a0">
      <draw:frame draw:id="id0" presentation:style-name="a4" draw:name="Title Placeholder 1" svg:x="0.55118in" svg:y="0.32953in" svg:width="9.92087in" svg:height="1.38031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/></text:p>
            </text:list-item>
          </text:list>
        </draw:text-box>
        <svg:title/>
        <svg:desc/>
      </draw:frame>
      <draw:frame draw:id="id1" presentation:style-name="a20" draw:name="Text Placeholder 2" svg:x="0.55118in" svg:y="1.93465in" svg:width="9.92087in" svg:height="5.45669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5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draw:style-name="a30" draw:name="Picture 6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presentation:notes style:page-layout-name="pageLayout2" draw:style-name="a47">
        <draw:page-thumbnail svg:x="1.5in" svg:y="0.83583in" svg:width="5.49921in" svg:height="4.12441in" presentation:class="page" draw:id="id6" presentation:style-name="a31" draw:name="Slide Image Placeholder 1">
          <svg:title/>
          <svg:desc/>
        </draw:page-thumbnail>
        <draw:frame draw:id="id7" presentation:style-name="a34" draw:name="Notes Placeholder 2" svg:x="0.85in" svg:y="5.2248in" svg:width="6.79961in" svg:height="4.94961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Header Placeholder 3" svg:x="0in" svg:y="0in" svg:width="3.68858in" svg:height="0.54961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Date Placeholder 4" svg:x="4.81102in" svg:y="0in" svg:width="3.68858in" svg:height="0.54961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Footer Placeholder 5" svg:x="0in" svg:y="10.45in" svg:width="3.68858in" svg:height="0.54961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Slide Number Placeholder 6" svg:x="4.81102in" svg:y="10.45in" svg:width="3.68858in" svg:height="0.54961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2" draw:layer="Master1-bg" draw:style-name="a49" draw:name="Picture 6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13" presentation:style-name="a53" draw:name="Title 1" svg:x="0.82639in" svg:y="2.56771in" svg:width="9.37153in" svg:height="1.77257in" presentation:class="title" presentation:placeholder="false">
        <draw:text-box>
          <text:list text:style-name="a52">
            <text:list-item>
              <text:p text:style-name="a51" text:class-names="" text:cond-style-name=""><text:span text:style-name="a50" text:class-names="">Click to edit Master title style</text:span></text:p>
            </text:list-item>
          </text:list>
        </draw:text-box>
        <svg:title/>
        <svg:desc/>
      </draw:frame>
      <draw:frame draw:id="id14" presentation:style-name="a56" draw:name="Subtitle 2" svg:x="1.65451in" svg:y="4.68403in" svg:width="7.71701in" svg:height="2.11285in" presentation:class="subtitle" presentation:placeholder="false">
        <draw:text-box>
          <text:p text:style-name="a55" text:class-names="" text:cond-style-name=""><text:span text:style-name="a54" text:class-names="">Click to edit Master subtitle style</text:span></text:p>
        </draw:text-box>
        <svg:title/>
        <svg:desc/>
      </draw:frame>
      <draw:frame draw:id="id15" presentation:style-name="a59" draw:name="Date Placeholder 3" svg:x="0.55118in" svg:y="7.53189in" svg:width="2.56811in" svg:height="0.57008in" presentation:class="date-time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6" presentation:style-name="a62" draw:name="Footer Placeholder 4" svg:x="3.77008in" svg:y="7.53189in" svg:width="3.49409in" svg:height="0.57008in" presentation:class="footer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7" presentation:style-name="a65" draw:name="Slide Number Placeholder 5" svg:x="7.90354in" svg:y="7.53189in" svg:width="2.56811in" svg:height="0.57008in" presentation:class="page-number" presentation:placeholder="false">
        <draw:text-box>
          <text:p text:style-name="a64" text:class-names="" text:cond-style-name=""><text:span text:style-name="a63" text:class-names=""><text:page-number style:num-format="1" text:fixed="false"/></text:span></text:p>
        </draw:text-box>
        <svg:title/>
        <svg:desc/>
      </draw:frame>
      <presentation:notes style:page-layout-name="pageLayout2" draw:style-name="a82">
        <draw:page-thumbnail svg:x="1.5in" svg:y="0.83583in" svg:width="5.49921in" svg:height="4.12441in" presentation:class="page" draw:id="id6" presentation:style-name="a66" draw:name="Slide Image Placeholder 1">
          <svg:title/>
          <svg:desc/>
        </draw:page-thumbnail>
        <draw:frame draw:id="id7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1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8" draw:layer="Master1-bg" draw:style-name="a84" draw:name="Picture 6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19" presentation:style-name="a88" draw:name="Title 1" svg:x="0.55118in" svg:y="0.32953in" svg:width="9.92087in" svg:height="1.38031in" presentation:class="title" presentation:placeholder="false">
        <draw:text-box>
          <text:list text:style-name="a87">
            <text:list-item>
              <text:p text:style-name="a86" text:class-names="" text:cond-style-name=""><text:span text:style-name="a85" text:class-names="">Click to edit Master title style</text:span></text:p>
            </text:list-item>
          </text:list>
        </draw:text-box>
        <svg:title/>
        <svg:desc/>
      </draw:frame>
      <draw:frame draw:id="id20" presentation:style-name="a104" draw:name="Content Placeholder 2" svg:x="0.55118in" svg:y="1.93465in" svg:width="9.92087in" svg:height="5.45669in" presentation:class="object" presentation:placeholder="false">
        <draw:text-box>
          <text:list text:style-name="a91">
            <text:list-item>
              <text:p text:style-name="a90" text:class-names="" text:cond-style-name=""><text:span text:style-name="a89" text:class-names="">Click to edit Master text styles</text:span></text:p>
            </text:list-item>
          </text:list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Second level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list text:style-name="a103">
                            <text:list-item>
                              <text:p text:style-name="a102" text:class-names="" text:cond-style-name=""><text:span text:style-name="a1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7" draw:name="Date Placeholder 3" svg:x="0.55118in" svg:y="7.53189in" svg:width="2.56811in" svg:height="0.57008in" presentation:class="date-time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2" presentation:style-name="a110" draw:name="Footer Placeholder 4" svg:x="3.77008in" svg:y="7.53189in" svg:width="3.49409in" svg:height="0.57008in" presentation:class="footer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23" presentation:style-name="a113" draw:name="Slide Number Placeholder 5" svg:x="7.90354in" svg:y="7.53189in" svg:width="2.56811in" svg:height="0.57008in" presentation:class="page-number" presentation:placeholder="false">
        <draw:text-box>
          <text:p text:style-name="a112" text:class-names="" text:cond-style-name=""><text:span text:style-name="a111" text:class-names=""><text:page-number style:num-format="1" text:fixed="false"/></text:span></text:p>
        </draw:text-box>
        <svg:title/>
        <svg:desc/>
      </draw:frame>
      <presentation:notes style:page-layout-name="pageLayout2" draw:style-name="a130">
        <draw:page-thumbnail svg:x="1.5in" svg:y="0.83583in" svg:width="5.49921in" svg:height="4.12441in" presentation:class="page" draw:id="id6" presentation:style-name="a114" draw:name="Slide Image Placeholder 1">
          <svg:title/>
          <svg:desc/>
        </draw:page-thumbnail>
        <draw:frame draw:id="id7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Header Placehold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Date Placehold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Footer Placehold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1" presentation:style-name="a129" draw:name="Slide Number Placehold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4" draw:layer="Master1-bg" draw:style-name="a132" draw:name="Picture 6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25" presentation:style-name="a136" draw:name="Title 1" svg:x="0.87153in" svg:y="5.3125in" svg:width="9.36979in" svg:height="1.64236in" presentation:class="title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ck to edit Master title style</text:span></text:p>
            </text:list-item>
          </text:list>
        </draw:text-box>
        <svg:title/>
        <svg:desc/>
      </draw:frame>
      <draw:frame draw:id="id26" presentation:style-name="a140" draw:name="Text Placeholder 2" svg:x="0.87153in" svg:y="3.50347in" svg:width="9.36979in" svg:height="1.80903in" presentation:class="outline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ck to edit Master text styles</text:span></text:p>
            </text:list-item>
          </text:list>
        </draw:text-box>
        <svg:title/>
        <svg:desc/>
      </draw:frame>
      <draw:frame draw:id="id27" presentation:style-name="a143" draw:name="Date Placeholder 3" svg:x="0.55118in" svg:y="7.53189in" svg:width="2.56811in" svg:height="0.57008in" presentation:class="date-time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8" presentation:style-name="a146" draw:name="Footer Placeholder 4" svg:x="3.77008in" svg:y="7.53189in" svg:width="3.49409in" svg:height="0.57008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9" presentation:style-name="a149" draw:name="Slide Number Placeholder 5" svg:x="7.90354in" svg:y="7.53189in" svg:width="2.56811in" svg:height="0.57008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page-thumbnail svg:x="1.5in" svg:y="0.83583in" svg:width="5.49921in" svg:height="4.12441in" presentation:class="page" draw:id="id6" presentation:style-name="a150" draw:name="Slide Image Placeholder 1">
          <svg:title/>
          <svg:desc/>
        </draw:page-thumbnail>
        <draw:frame draw:id="id7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8" presentation:style-name="a156" draw:name="Header Placehold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9" presentation:style-name="a159" draw:name="Date Placehold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Footer Placehold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1" presentation:style-name="a165" draw:name="Slide Number Placehold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30" draw:layer="Master1-bg" draw:style-name="a168" draw:name="Picture 7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31" presentation:style-name="a172" draw:name="Title 1" svg:x="0.55118in" svg:y="0.32953in" svg:width="9.92087in" svg:height="1.38031in" presentation:class="title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itle style</text:span></text:p>
            </text:list-item>
          </text:list>
        </draw:text-box>
        <svg:title/>
        <svg:desc/>
      </draw:frame>
      <draw:frame draw:id="id32" presentation:style-name="a188" draw:name="Content Placeholder 2" svg:x="0.55035in" svg:y="1.93403in" svg:width="4.87674in" svg:height="5.4566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4" draw:name="Content Placeholder 3" svg:x="5.59375in" svg:y="1.93403in" svg:width="4.87847in" svg:height="5.4566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07" draw:name="Date Placeholder 4" svg:x="0.55118in" svg:y="7.53189in" svg:width="2.56811in" svg:height="0.57008in" presentation:class="date-time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35" presentation:style-name="a210" draw:name="Footer Placeholder 5" svg:x="3.77008in" svg:y="7.53189in" svg:width="3.49409in" svg:height="0.57008in" presentation:class="footer" presentation:placeholder="false">
        <draw:text-box>
          <text:p text:style-name="a209" text:class-names="" text:cond-style-name=""><text:span text:style-name="a208" text:class-names=""/></text:p>
        </draw:text-box>
        <svg:title/>
        <svg:desc/>
      </draw:frame>
      <draw:frame draw:id="id36" presentation:style-name="a213" draw:name="Slide Number Placeholder 6" svg:x="7.90354in" svg:y="7.53189in" svg:width="2.56811in" svg:height="0.57008in" presentation:class="page-number" presentation:placeholder="false">
        <draw:text-box>
          <text:p text:style-name="a212" text:class-names="" text:cond-style-name=""><text:span text:style-name="a211" text:class-names=""><text:page-number style:num-format="1" text:fixed="false"/></text:span></text:p>
        </draw:text-box>
        <svg:title/>
        <svg:desc/>
      </draw:frame>
      <presentation:notes style:page-layout-name="pageLayout2" draw:style-name="a230">
        <draw:page-thumbnail svg:x="1.5in" svg:y="0.83583in" svg:width="5.49921in" svg:height="4.12441in" presentation:class="page" draw:id="id6" presentation:style-name="a214" draw:name="Slide Image Placeholder 1">
          <svg:title/>
          <svg:desc/>
        </draw:page-thumbnail>
        <draw:frame draw:id="id7" presentation:style-name="a217" draw:name="Notes Placehold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8" presentation:style-name="a220" draw:name="Header Placehold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9" presentation:style-name="a223" draw:name="Date Placehold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0" presentation:style-name="a226" draw:name="Footer Placehold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1" presentation:style-name="a229" draw:name="Slide Number Placehold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7" draw:layer="Master1-bg" draw:style-name="a232" draw:name="Picture 9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38" presentation:style-name="a236" draw:name="Title 1" svg:x="0.55208in" svg:y="0.3316in" svg:width="9.92188in" svg:height="1.37674in" presentation:class="title" presentation:placeholder="false">
        <draw:text-box>
          <text:list text:style-name="a235">
            <text:list-item>
              <text:p text:style-name="a234" text:class-names="" text:cond-style-name=""><text:span text:style-name="a233" text:class-names="">Click to edit Master title style</text:span></text:p>
            </text:list-item>
          </text:list>
        </draw:text-box>
        <svg:title/>
        <svg:desc/>
      </draw:frame>
      <draw:frame draw:id="id39" presentation:style-name="a240" draw:name="Text Placeholder 2" svg:x="0.55208in" svg:y="1.85069in" svg:width="4.86979in" svg:height="0.77083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Click to edit Master text styles</text:span></text:p>
            </text:list-item>
          </text:list>
        </draw:text-box>
        <svg:title/>
        <svg:desc/>
      </draw:frame>
      <draw:frame draw:id="id40" presentation:style-name="a256" draw:name="Content Placeholder 3" svg:x="0.55208in" svg:y="2.62153in" svg:width="4.86979in" svg:height="4.76389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0" draw:name="Text Placeholder 4" svg:x="5.60069in" svg:y="1.85069in" svg:width="4.87326in" svg:height="0.77083in" presentation:class="outline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edit Master text styles</text:span></text:p>
            </text:list-item>
          </text:list>
        </draw:text-box>
        <svg:title/>
        <svg:desc/>
      </draw:frame>
      <draw:frame draw:id="id42" presentation:style-name="a276" draw:name="Content Placeholder 5" svg:x="5.60069in" svg:y="2.62153in" svg:width="4.87326in" svg:height="4.76389in" presentation:class="object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Second level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Third level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9" draw:name="Date Placeholder 6" svg:x="0.55118in" svg:y="7.53189in" svg:width="2.56811in" svg:height="0.57008in" presentation:class="date-time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44" presentation:style-name="a282" draw:name="Footer Placeholder 7" svg:x="3.77008in" svg:y="7.53189in" svg:width="3.49409in" svg:height="0.57008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45" presentation:style-name="a285" draw:name="Slide Number Placeholder 8" svg:x="7.90354in" svg:y="7.53189in" svg:width="2.56811in" svg:height="0.57008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/></text:span></text:p>
        </draw:text-box>
        <svg:title/>
        <svg:desc/>
      </draw:frame>
      <presentation:notes style:page-layout-name="pageLayout2" draw:style-name="a302">
        <draw:page-thumbnail svg:x="1.5in" svg:y="0.83583in" svg:width="5.49921in" svg:height="4.12441in" presentation:class="page" draw:id="id6" presentation:style-name="a286" draw:name="Slide Image Placeholder 1">
          <svg:title/>
          <svg:desc/>
        </draw:page-thumbnail>
        <draw:frame draw:id="id7" presentation:style-name="a289" draw:name="Notes Placehold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8" presentation:style-name="a292" draw:name="Header Placehold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9" presentation:style-name="a295" draw:name="Date Placehold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10" presentation:style-name="a298" draw:name="Footer Placehold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1" presentation:style-name="a301" draw:name="Slide Number Placehold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6" draw:layer="Master1-bg" draw:style-name="a304" draw:name="Picture 5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47" presentation:style-name="a308" draw:name="Title 1" svg:x="0.55118in" svg:y="0.32953in" svg:width="9.92087in" svg:height="1.38031in" presentation:class="title" presentation:placeholder="false">
        <draw:text-box>
          <text:list text:style-name="a307">
            <text:list-item>
              <text:p text:style-name="a306" text:class-names="" text:cond-style-name=""><text:span text:style-name="a305" text:class-names="">Click to edit Master title style</text:span></text:p>
            </text:list-item>
          </text:list>
        </draw:text-box>
        <svg:title/>
        <svg:desc/>
      </draw:frame>
      <draw:frame draw:id="id48" presentation:style-name="a311" draw:name="Date Placeholder 2" svg:x="0.55118in" svg:y="7.53189in" svg:width="2.56811in" svg:height="0.57008in" presentation:class="date-time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49" presentation:style-name="a314" draw:name="Footer Placeholder 3" svg:x="3.77008in" svg:y="7.53189in" svg:width="3.49409in" svg:height="0.57008in" presentation:class="footer" presentation:placeholder="false">
        <draw:text-box>
          <text:p text:style-name="a313" text:class-names="" text:cond-style-name=""><text:span text:style-name="a312" text:class-names=""/></text:p>
        </draw:text-box>
        <svg:title/>
        <svg:desc/>
      </draw:frame>
      <draw:frame draw:id="id50" presentation:style-name="a317" draw:name="Slide Number Placeholder 4" svg:x="7.90354in" svg:y="7.53189in" svg:width="2.56811in" svg:height="0.57008in" presentation:class="page-number" presentation:placeholder="false">
        <draw:text-box>
          <text:p text:style-name="a316" text:class-names="" text:cond-style-name=""><text:span text:style-name="a315" text:class-names=""><text:page-number style:num-format="1" text:fixed="false"/></text:span></text:p>
        </draw:text-box>
        <svg:title/>
        <svg:desc/>
      </draw:frame>
      <presentation:notes style:page-layout-name="pageLayout2" draw:style-name="a334">
        <draw:page-thumbnail svg:x="1.5in" svg:y="0.83583in" svg:width="5.49921in" svg:height="4.12441in" presentation:class="page" draw:id="id6" presentation:style-name="a318" draw:name="Slide Image Placeholder 1">
          <svg:title/>
          <svg:desc/>
        </draw:page-thumbnail>
        <draw:frame draw:id="id7" presentation:style-name="a321" draw:name="Notes Placehold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8" presentation:style-name="a324" draw:name="Header Placehold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9" presentation:style-name="a327" draw:name="Date Placehold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10" presentation:style-name="a330" draw:name="Footer Placehold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1" presentation:style-name="a333" draw:name="Slide Number Placehold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51" draw:layer="Master1-bg" draw:style-name="a336" draw:name="Picture 4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52" presentation:style-name="a339" draw:name="Date Placeholder 1" svg:x="0.55118in" svg:y="7.53189in" svg:width="2.56811in" svg:height="0.57008in" presentation:class="date-time" presentation:placeholder="false">
        <draw:text-box>
          <text:p text:style-name="a338" text:class-names="" text:cond-style-name=""><text:span text:style-name="a337" text:class-names=""/></text:p>
        </draw:text-box>
        <svg:title/>
        <svg:desc/>
      </draw:frame>
      <draw:frame draw:id="id53" presentation:style-name="a342" draw:name="Footer Placeholder 2" svg:x="3.77008in" svg:y="7.53189in" svg:width="3.49409in" svg:height="0.57008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4" presentation:style-name="a345" draw:name="Slide Number Placeholder 3" svg:x="7.90354in" svg:y="7.53189in" svg:width="2.56811in" svg:height="0.57008in" presentation:class="page-number" presentation:placeholder="false">
        <draw:text-box>
          <text:p text:style-name="a344" text:class-names="" text:cond-style-name=""><text:span text:style-name="a343" text:class-names=""><text:page-number style:num-format="1" text:fixed="false"/></text:span></text:p>
        </draw:text-box>
        <svg:title/>
        <svg:desc/>
      </draw:frame>
      <presentation:notes style:page-layout-name="pageLayout2" draw:style-name="a362">
        <draw:page-thumbnail svg:x="1.5in" svg:y="0.83583in" svg:width="5.49921in" svg:height="4.12441in" presentation:class="page" draw:id="id6" presentation:style-name="a346" draw:name="Slide Image Placeholder 1">
          <svg:title/>
          <svg:desc/>
        </draw:page-thumbnail>
        <draw:frame draw:id="id7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8" presentation:style-name="a352" draw:name="Header Placehold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9" presentation:style-name="a355" draw:name="Date Placehold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0" presentation:style-name="a358" draw:name="Footer Placehold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1" presentation:style-name="a361" draw:name="Slide Number Placehold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55" draw:layer="Master1-bg" draw:style-name="a364" draw:name="Picture 7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56" presentation:style-name="a368" draw:name="Title 1" svg:x="0.55208in" svg:y="0.32986in" svg:width="3.62674in" svg:height="1.39931in" presentation:class="title" presentation:placeholder="false">
        <draw:text-box>
          <text:list text:style-name="a367">
            <text:list-item>
              <text:p text:style-name="a366" text:class-names="" text:cond-style-name=""><text:span text:style-name="a365" text:class-names="">Click to edit Master title style</text:span></text:p>
            </text:list-item>
          </text:list>
        </draw:text-box>
        <svg:title/>
        <svg:desc/>
      </draw:frame>
      <draw:frame draw:id="id57" presentation:style-name="a384" draw:name="Content Placeholder 2" svg:x="4.31076in" svg:y="0.32986in" svg:width="6.16319in" svg:height="7.05556in" presentation:class="object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ck to edit Master text styles</text:span></text:p>
            </text:list-item>
          </text:list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Second level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Third level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list text:style-name="a383">
                            <text:list-item>
                              <text:p text:style-name="a382" text:class-names="" text:cond-style-name=""><text:span text:style-name="a3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88" draw:name="Text Placeholder 3" svg:x="0.55208in" svg:y="1.72917in" svg:width="3.62674in" svg:height="5.65625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</draw:text-box>
        <svg:title/>
        <svg:desc/>
      </draw:frame>
      <draw:frame draw:id="id59" presentation:style-name="a391" draw:name="Date Placeholder 4" svg:x="0.55118in" svg:y="7.53189in" svg:width="2.56811in" svg:height="0.57008in" presentation:class="date-time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60" presentation:style-name="a394" draw:name="Footer Placeholder 5" svg:x="3.77008in" svg:y="7.53189in" svg:width="3.49409in" svg:height="0.57008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61" presentation:style-name="a397" draw:name="Slide Number Placeholder 6" svg:x="7.90354in" svg:y="7.53189in" svg:width="2.56811in" svg:height="0.57008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/></text:span></text:p>
        </draw:text-box>
        <svg:title/>
        <svg:desc/>
      </draw:frame>
      <presentation:notes style:page-layout-name="pageLayout2" draw:style-name="a414">
        <draw:page-thumbnail svg:x="1.5in" svg:y="0.83583in" svg:width="5.49921in" svg:height="4.12441in" presentation:class="page" draw:id="id6" presentation:style-name="a398" draw:name="Slide Image Placeholder 1">
          <svg:title/>
          <svg:desc/>
        </draw:page-thumbnail>
        <draw:frame draw:id="id7" presentation:style-name="a401" draw:name="Notes Placehold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8" presentation:style-name="a404" draw:name="Header Placehold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9" presentation:style-name="a407" draw:name="Date Placehold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0" presentation:style-name="a410" draw:name="Footer Placehold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1" presentation:style-name="a413" draw:name="Slide Number Placehold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62" draw:layer="Master1-bg" draw:style-name="a416" draw:name="Picture 7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63" presentation:style-name="a420" draw:name="Title 1" svg:x="2.16146in" svg:y="5.78646in" svg:width="6.61458in" svg:height="0.68403in" presentation:class="title" presentation:placeholder="false">
        <draw:text-box>
          <text:list text:style-name="a419">
            <text:list-item>
              <text:p text:style-name="a418" text:class-names="" text:cond-style-name=""><text:span text:style-name="a417" text:class-names="">Click to edit Master title style</text:span></text:p>
            </text:list-item>
          </text:list>
        </draw:text-box>
        <svg:title/>
        <svg:desc/>
      </draw:frame>
      <draw:frame draw:id="id64" presentation:style-name="a423" draw:name="Picture Placeholder 2" svg:x="2.16146in" svg:y="0.73785in" svg:width="6.61458in" svg:height="4.96181in" presentation:class="graphic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65" presentation:style-name="a427" draw:name="Text Placeholder 3" svg:x="2.16146in" svg:y="6.47049in" svg:width="6.61458in" svg:height="0.97049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>Click to edit Master text styles</text:span></text:p>
            </text:list-item>
          </text:list>
        </draw:text-box>
        <svg:title/>
        <svg:desc/>
      </draw:frame>
      <draw:frame draw:id="id66" presentation:style-name="a430" draw:name="Date Placeholder 4" svg:x="0.55118in" svg:y="7.53189in" svg:width="2.56811in" svg:height="0.57008in" presentation:class="date-time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67" presentation:style-name="a433" draw:name="Footer Placeholder 5" svg:x="3.77008in" svg:y="7.53189in" svg:width="3.49409in" svg:height="0.57008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68" presentation:style-name="a436" draw:name="Slide Number Placeholder 6" svg:x="7.90354in" svg:y="7.53189in" svg:width="2.56811in" svg:height="0.57008in" presentation:class="page-number" presentation:placeholder="false">
        <draw:text-box>
          <text:p text:style-name="a435" text:class-names="" text:cond-style-name=""><text:span text:style-name="a434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page-thumbnail svg:x="1.5in" svg:y="0.83583in" svg:width="5.49921in" svg:height="4.12441in" presentation:class="page" draw:id="id6" presentation:style-name="a437" draw:name="Slide Image Placeholder 1">
          <svg:title/>
          <svg:desc/>
        </draw:page-thumbnail>
        <draw:frame draw:id="id7" presentation:style-name="a440" draw:name="Notes Placehold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8" presentation:style-name="a443" draw:name="Header Placehold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9" presentation:style-name="a446" draw:name="Date Placehold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10" presentation:style-name="a449" draw:name="Footer Placehold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1" presentation:style-name="a452" draw:name="Slide Number Placehold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69" draw:layer="Master1-bg" draw:style-name="a455" draw:name="Picture 6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70" presentation:style-name="a459" draw:name="Title 1" svg:x="0.55118in" svg:y="0.32953in" svg:width="9.92087in" svg:height="1.38031in" presentation:class="title" presentation:placeholder="false">
        <draw:text-box>
          <text:list text:style-name="a458">
            <text:list-item>
              <text:p text:style-name="a457" text:class-names="" text:cond-style-name=""><text:span text:style-name="a456" text:class-names="">Click to edit Master title style</text:span></text:p>
            </text:list-item>
          </text:list>
        </draw:text-box>
        <svg:title/>
        <svg:desc/>
      </draw:frame>
      <draw:frame draw:id="id71" presentation:style-name="a475" draw:name="Vertical Text Placeholder 2" svg:x="0.55118in" svg:y="1.93465in" svg:width="9.92087in" svg:height="5.45669in" presentation:class="outline" presentation:placeholder="false">
        <draw:text-box>
          <text:list text:style-name="a462">
            <text:list-item>
              <text:p text:style-name="a461" text:class-names="" text:cond-style-name=""><text:span text:style-name="a460" text:class-names="">Click to edit Master text styles</text:span></text:p>
            </text:list-item>
          </text:list>
          <text:list text:style-name="a465">
            <text:list-item>
              <text:list text:style-name="a465">
                <text:list-item>
                  <text:p text:style-name="a464" text:class-names="" text:cond-style-name=""><text:span text:style-name="a463" text:class-names="">Second level</text:span></text:p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p text:style-name="a467" text:class-names="" text:cond-style-name=""><text:span text:style-name="a466" text:class-names="">Third level</text:span></text:p>
                    </text:list-item>
                  </text:list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list text:style-name="a471">
                        <text:list-item>
                          <text:p text:style-name="a470" text:class-names="" text:cond-style-name=""><text:span text:style-name="a4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73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74" presentation:style-name="a484" draw:name="Slide Number Placeholder 5" svg:x="7.90354in" svg:y="7.53189in" svg:width="2.56811in" svg:height="0.57008in" presentation:class="page-number" presentation:placeholder="false">
        <draw:text-box>
          <text:p text:style-name="a483" text:class-names="" text:cond-style-name=""><text:span text:style-name="a482" text:class-names=""><text:page-number style:num-format="1" text:fixed="false"/></text:span></text:p>
        </draw:text-box>
        <svg:title/>
        <svg:desc/>
      </draw:frame>
      <presentation:notes style:page-layout-name="pageLayout2" draw:style-name="a501">
        <draw:page-thumbnail svg:x="1.5in" svg:y="0.83583in" svg:width="5.49921in" svg:height="4.12441in" presentation:class="page" draw:id="id6" presentation:style-name="a485" draw:name="Slide Image Placeholder 1">
          <svg:title/>
          <svg:desc/>
        </draw:page-thumbnail>
        <draw:frame draw:id="id7" presentation:style-name="a488" draw:name="Notes Placeholder 2" svg:x="0.85in" svg:y="5.2248in" svg:width="6.79961in" svg:height="4.94961in" presentation:class="notes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8" presentation:style-name="a491" draw:name="Header Placeholder 3" svg:x="0in" svg:y="0in" svg:width="3.68858in" svg:height="0.54961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9" presentation:style-name="a494" draw:name="Date Placeholder 4" svg:x="4.81102in" svg:y="0in" svg:width="3.68858in" svg:height="0.54961in" presentation:class="date-time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0" presentation:style-name="a497" draw:name="Footer Placeholder 5" svg:x="0in" svg:y="10.45in" svg:width="3.68858in" svg:height="0.54961in" presentation:class="footer" presentation:placeholder="false">
          <draw:text-box>
            <text:p text:style-name="a496" text:class-names="" text:cond-style-name=""><text:span text:style-name="a495" text:class-names=""/></text:p>
          </draw:text-box>
          <svg:title/>
          <svg:desc/>
        </draw:frame>
        <draw:frame draw:id="id11" presentation:style-name="a500" draw:name="Slide Number Placeholder 6" svg:x="4.81102in" svg:y="10.45in" svg:width="3.68858in" svg:height="0.54961in" presentation:class="page-number" presentation:placeholder="false">
          <draw:text-box>
            <text:p text:style-name="a499" text:class-names="" text:cond-style-name=""><text:span text:style-name="a4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2">
      <draw:frame draw:id="id75" draw:layer="Master1-bg" draw:style-name="a503" draw:name="Picture 6" svg:x="9.75039in" svg:y="6.46614in" svg:width="1.27362in" svg:height="1.80157in" style:rel-width="scale" style:rel-height="scale">
        <draw:image xlink:href="media/image1.jpg" xlink:type="simple" xlink:show="embed" xlink:actuate="onLoad"/>
        <svg:title/>
        <svg:desc/>
      </draw:frame>
      <draw:frame draw:id="id76" presentation:style-name="a507" draw:name="Vertical Title 1" svg:x="7.99306in" svg:y="0.32986in" svg:width="2.47917in" svg:height="7.06076in" presentation:class="titl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itle style</text:span></text:p>
            </text:list-item>
          </text:list>
        </draw:text-box>
        <svg:title/>
        <svg:desc/>
      </draw:frame>
      <draw:frame draw:id="id77" presentation:style-name="a523" draw:name="Vertical Text Placeholder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list text:style-name="a522">
                            <text:list-item>
                              <text:p text:style-name="a521" text:class-names="" text:cond-style-name=""><text:span text:style-name="a5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26" draw:name="Date Placeholder 3" svg:x="0.55118in" svg:y="7.53189in" svg:width="2.56811in" svg:height="0.57008in" presentation:class="date-time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79" presentation:style-name="a529" draw:name="Footer Placeholder 4" svg:x="3.77008in" svg:y="7.53189in" svg:width="3.49409in" svg:height="0.57008in" presentation:class="footer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80" presentation:style-name="a532" draw:name="Slide Number Placeholder 5" svg:x="7.90354in" svg:y="7.53189in" svg:width="2.56811in" svg:height="0.57008in" presentation:class="page-number" presentation:placeholder="false">
        <draw:text-box>
          <text:p text:style-name="a531" text:class-names="" text:cond-style-name=""><text:span text:style-name="a530" text:class-names=""><text:page-number style:num-format="1" text:fixed="false"/></text:span></text:p>
        </draw:text-box>
        <svg:title/>
        <svg:desc/>
      </draw:frame>
      <presentation:notes style:page-layout-name="pageLayout2" draw:style-name="a549">
        <draw:page-thumbnail svg:x="1.5in" svg:y="0.83583in" svg:width="5.49921in" svg:height="4.12441in" presentation:class="page" draw:id="id6" presentation:style-name="a533" draw:name="Slide Image Placeholder 1">
          <svg:title/>
          <svg:desc/>
        </draw:page-thumbnail>
        <draw:frame draw:id="id7" presentation:style-name="a536" draw:name="Notes Placeholder 2" svg:x="0.85in" svg:y="5.2248in" svg:width="6.79961in" svg:height="4.94961in" presentation:class="notes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8" presentation:style-name="a539" draw:name="Header Placeholder 3" svg:x="0in" svg:y="0in" svg:width="3.68858in" svg:height="0.54961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9" presentation:style-name="a542" draw:name="Date Placeholder 4" svg:x="4.81102in" svg:y="0in" svg:width="3.68858in" svg:height="0.54961in" presentation:class="date-time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Footer Placeholder 5" svg:x="0in" svg:y="10.45in" svg:width="3.68858in" svg:height="0.54961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1" presentation:style-name="a548" draw:name="Slide Number Placeholder 6" svg:x="4.81102in" svg:y="10.45in" svg:width="3.68858in" svg:height="0.54961in" presentation:class="page-number" presentation:placeholder="false">
          <draw:text-box>
            <text:p text:style-name="a547" text:class-names="" text:cond-style-name=""><text:span text:style-name="a54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0">
      <draw:frame draw:id="id81" presentation:style-name="a553" draw:name="Header Placeholder 1" svg:x="0in" svg:y="0in" svg:width="3.68858in" svg:height="0.54961in" presentation:class="head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82" presentation:style-name="a556" draw:name="Date Placeholder 2" svg:x="4.81102in" svg:y="0in" svg:width="3.68858in" svg:height="0.54961in" presentation:class="date-time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83" presentation:style-name="a559" draw:name="Footer Placeholder 3" svg:x="0in" svg:y="10.45in" svg:width="3.68858in" svg:height="0.54961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84" presentation:style-name="a562" draw:name="Slide Number Placeholder 4" svg:x="4.81102in" svg:y="10.45in" svg:width="3.68858in" svg:height="0.54961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draw:page-thumbnail draw:page-number="1" svg:x="0.72396in" svg:y="1.09896in" svg:width="3.22569in" svg:height="2.42014in"/>
      <draw:page-thumbnail draw:page-number="2" svg:x="4.54861in" svg:y="1.09896in" svg:width="3.22569in" svg:height="2.42014in"/>
      <draw:page-thumbnail draw:page-number="3" svg:x="0.72396in" svg:y="4.28819in" svg:width="3.22569in" svg:height="2.42014in"/>
      <draw:page-thumbnail draw:page-number="4" svg:x="4.54861in" svg:y="4.28819in" svg:width="3.22569in" svg:height="2.42014in"/>
      <draw:page-thumbnail draw:page-number="5" svg:x="0.72396in" svg:y="7.47743in" svg:width="3.22569in" svg:height="2.42014in"/>
      <draw:page-thumbnail draw:page-number="6" svg:x="4.54861in" svg:y="7.47743in" svg:width="3.22569in" svg:height="2.4201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Jānis Komuļs</meta:initial-creator>
    <dc:creator>Jānis Komuļs</dc:creator>
    <meta:creation-date>2009-09-17T16:23:05Z</meta:creation-date>
    <dc:date>2013-05-30T09:45:19Z</dc:date>
    <meta:editing-cycles>36</meta:editing-cycles>
    <meta:editing-duration>PT30623S</meta:editing-duration>
    <meta:user-defined meta:name="Info 1"/>
    <meta:user-defined meta:name="Info 2"/>
    <meta:user-defined meta:name="Info 3"/>
    <meta:user-defined meta:name="Info 4"/>
    <meta:document-statistic meta:paragraph-count="52" meta:word-count="179"/>
  </office:meta>
</office:document-meta>
</file>